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27.7cm" fo:break-before="page" table:align="margins"/>
    </style:style>
    <style:style style:name="Таблица2.A" style:family="table-column">
      <style:table-column-properties style:column-width="8.999cm" style:rel-column-width="21291*"/>
    </style:style>
    <style:style style:name="Таблица2.D" style:family="table-column">
      <style:table-column-properties style:column-width="0.702cm" style:rel-column-width="1662*"/>
    </style:style>
    <style:style style:name="Таблица2.1" style:family="table-row">
      <style:table-row-properties style:row-height="18.972cm"/>
    </style:style>
    <style:style style:name="Таблица2.A1" style:family="table-cell">
      <style:table-cell-properties style:vertical-align="middle" fo:padding="0.097cm" fo:border="none"/>
    </style:style>
    <style:style style:name="фио1" style:family="table">
      <style:table-properties style:width="8.804cm" table:align="margins"/>
    </style:style>
    <style:style style:name="фио1.A" style:family="table-column">
      <style:table-column-properties style:column-width="2.935cm" style:rel-column-width="21845*"/>
    </style:style>
    <style:style style:name="фио1.1" style:family="table-row">
      <style:table-row-properties style:min-row-height="17.164cm"/>
    </style:style>
    <style:style style:name="фио1.A1" style:family="table-cell">
      <style:table-cell-properties style:vertical-align="middle" fo:padding="0cm" fo:border="none"/>
    </style:style>
    <style:style style:name="Таблица3" style:family="table">
      <style:table-properties style:width="8.805cm" table:align="margins"/>
    </style:style>
    <style:style style:name="Таблица3.A" style:family="table-column">
      <style:table-column-properties style:column-width="2.935cm" style:rel-column-width="21845*"/>
    </style:style>
    <style:style style:name="Таблица3.1" style:family="table-row">
      <style:table-row-properties style:min-row-height="17.087cm"/>
    </style:style>
    <style:style style:name="Таблица3.A1" style:family="table-cell">
      <style:table-cell-properties style:vertical-align="middle"/>
    </style:style>
    <style:style style:name="Таблица1" style:family="table">
      <style:table-properties style:width="27.7cm" fo:break-before="page" table:align="margins"/>
    </style:style>
    <style:style style:name="Таблица1.A" style:family="table-column">
      <style:table-column-properties style:column-width="8.999cm" style:rel-column-width="21291*"/>
    </style:style>
    <style:style style:name="Таблица1.D" style:family="table-column">
      <style:table-column-properties style:column-width="0.702cm" style:rel-column-width="1662*"/>
    </style:style>
    <style:style style:name="Таблица1.1" style:family="table-row">
      <style:table-row-properties style:row-height="18.972cm"/>
    </style:style>
    <style:style style:name="Таблица1.A1" style:family="table-cell">
      <style:table-cell-properties style:vertical-align="middle" fo:padding="0.097cm" fo:border-left="0.002cm solid #000000" fo:border-right="none" fo:border-top="none" fo:border-bottom="none"/>
    </style:style>
    <style:style style:name="Таблица1.D1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fo:font-size="50pt" style:font-size-asian="50pt" style:font-size-complex="50pt" style:text-rotation-angle="90" style:text-rotation-scale="line-height"/>
    </style:style>
    <style:style style:name="P2" style:family="paragraph" style:parent-style-name="Table_20_Contents">
      <style:paragraph-properties fo:text-align="center" style:justify-single-word="false"/>
      <style:text-properties fo:font-size="50pt" style:font-size-asian="50pt" style:font-size-complex="50pt" style:text-rotation-angle="270" style:text-rotation-scale="line-height"/>
    </style:style>
    <style:style style:name="P3" style:family="paragraph" style:parent-style-name="Table_20_Contents" style:list-style-name="L1"/>
    <style:style style:name="P4" style:family="paragraph" style:parent-style-name="Table_20_Contents">
      <style:paragraph-properties fo:text-align="center" style:justify-single-word="false"/>
      <style:text-properties fo:font-size="50pt" fo:language="ru" fo:country="RU" style:font-size-asian="50pt" style:font-size-complex="50pt" style:text-rotation-angle="270" style:text-rotation-scale="line-heigh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able:table table:name="фио1" table:style-name="фио1">
              <table:table-column table:style-name="фио1.A" table:number-columns-repeated="3"/>
              <table:table-row table:style-name="фио1.1">
                <table:table-cell table:style-name="фио1.A1" office:value-type="string">
                  <text:p text:style-name="P2">Валерьевич</text:p>
                </table:table-cell>
                <table:table-cell table:style-name="фио1.A1" office:value-type="string">
                  <text:p text:style-name="P2">Максим</text:p>
                </table:table-cell>
                <table:table-cell table:style-name="фио1.A1" office:value-type="string">
                  <text:p text:style-name="P4">Шубенок</text:p>
                </table:table-cell>
              </table:table-row>
            </table:table>
            <text:p text:style-name="Table_20_Contents"/>
          </table:table-cell>
          <table:table-cell table:style-name="Таблица2.A1" office:value-type="string">
            <table:table table:name="Таблица3" table:style-name="Таблица3">
              <table:table-column table:style-name="Таблица3.A" table:number-columns-repeated="3"/>
              <table:table-row table:style-name="Таблица3.1">
                <table:table-cell table:style-name="Таблица3.A1" office:value-type="string">
                  <text:p text:style-name="P1">Шубенок</text:p>
                </table:table-cell>
                <table:table-cell table:style-name="Таблица3.A1" office:value-type="string">
                  <text:p text:style-name="P1">Максим</text:p>
                </table:table-cell>
                <table:table-cell table:style-name="Таблица3.A1" office:value-type="string">
                  <text:p text:style-name="P1">Валерьевич</text:p>
                </table:table-cell>
              </table:table-row>
            </table:table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</table:table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Таблица1.1">
          <table:table-cell table:style-name="Таблица1.A1" office:value-type="string">
            <text:list xml:id="list8696881484440016626" text:style-name="L1">
              <text:list-item>
                <text:p text:style-name="P3"/>
              </text:list-item>
            </text:list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fo:color="#004b62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b82236" text:number-lines="false" text:line-number="0">
        <style:background-image/>
      </style:paragraph-properties>
      <style:text-properties fo:color="#cdc08f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cm" fo:margin-bottom="0.3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margin-top="0.3cm" fo:margin-bottom="0cm" fo:background-color="transparent">
        <style:background-image/>
      </style:paragraph-properties>
      <style:text-properties fo:color="#380070"/>
    </style:style>
    <style:style style:name="Text_20_body" style:display-name="Text body" style:family="paragraph" style:parent-style-name="Standard" style:list-style-name="" style:class="text" style:master-page-name="">
      <style:paragraph-properties fo:margin-left="0cm" fo:margin-right="0cm" fo:margin-top="0cm" fo:margin-bottom="0.212cm" fo:orphans="2" fo:widows="2" fo:text-indent="1.251cm" style:auto-text-indent="false" style:page-number="auto"/>
      <style:text-properties fo:color="#380070" fo:font-size="14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200%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fo:color="#380070" style:font-name="Arial" style:font-name-complex="Tahoma1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22cm" fo:margin-bottom="0.61cm" style:page-number="auto" fo:break-before="auto" fo:break-after="auto" fo:background-color="transparent">
        <style:background-image/>
      </style:paragraph-properties>
      <style:text-properties fo:color="#b82236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top="0.4cm" fo:margin-bottom="0.199cm" style:page-number="auto" fo:break-before="auto" fo:break-after="auto"/>
      <style:text-properties fo:color="#b82236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3cm" fo:margin-bottom="0.101cm"/>
      <style:text-properties fo:color="#b82236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50%" fo:font-weight="bold" style:font-size-asian="75%" style:font-weight-asian="bold" style:font-size-complex="75%" style:font-weight-complex="bold"/>
    </style:style>
    <style:style style:name="List_20_1_20_Start" style:display-name="List 1 Start" style:family="paragraph" style:parent-style-name="Text_20_body" style:class="list"/>
    <style:style style:name="Заголовок_20_0" style:display-name="Заголовок 0" style:family="paragraph" style:parent-style-name="Heading_20_1" style:next-style-name="Заголовок_20_0_5f_1" style:default-outline-level="" style:list-style-name="" style:master-page-name="">
      <style:paragraph-properties fo:margin-top="4.5cm" fo:margin-bottom="0.109cm" fo:text-align="center" style:justify-single-word="false" style:page-number="auto" fo:break-before="auto" fo:break-after="auto"/>
      <style:text-properties fo:color="#004b62" fo:font-size="24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4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99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 style:master-page-name="Index">
      <style:paragraph-properties fo:margin-left="0cm" fo:margin-right="0cm" fo:margin-top="0cm" fo:margin-bottom="0cm" fo:text-indent="0cm" style:auto-text-indent="false" style:page-number="auto" text:number-lines="false" text:line-number="0"/>
      <style:text-properties fo:color="#b82236"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8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Frame_20_contents" style:display-name="Frame contents" style:family="paragraph" style:parent-style-name="Text_20_body" style:list-style-name="" style:class="extra">
      <style:paragraph-properties fo:margin-left="0cm" fo:margin-right="0cm" fo:margin-top="0cm" fo:margin-bottom="0cm" fo:text-align="center" style:justify-single-word="false" fo:text-indent="0cm" style:auto-text-indent="false"/>
      <style:text-properties fo:font-size="225%" fo:font-weight="bold"/>
    </style:style>
    <style:style style:name="Заголовок_20_0_5f_1" style:display-name="Заголовок 0_1" style:family="paragraph" style:parent-style-name="Заголовок_20_0" style:next-style-name="Text_20_body" style:master-page-name="">
      <style:paragraph-properties fo:margin-top="1cm" fo:margin-bottom="0.109cm" style:page-number="auto" fo:break-before="auto" fo:break-after="auto"/>
      <style:text-properties fo:color="#b82236" fo:font-size="16pt"/>
    </style:style>
    <style:style style:name="Содержимое_20_таблицы_20_стр_20_1" style:display-name="Содержимое таблицы стр 1" style:family="paragraph" style:parent-style-name="Table_20_Contents" style:master-page-name="">
      <style:paragraph-properties style:page-number="auto" fo:background-color="#cdc08f">
        <style:background-image/>
      </style:paragraph-properties>
      <style:text-properties fo:font-size="11pt"/>
    </style:style>
    <style:style style:name="Основной_20_текст_20_Логический_20_отступ" style:display-name="Основной текст Логический отступ" style:family="paragraph" style:parent-style-name="Text_20_body" style:next-style-name="Text_20_body">
      <style:paragraph-properties fo:margin-top="0.6cm" fo:margin-bottom="0.21cm"/>
    </style:style>
    <style:style style:name="Определение" style:family="paragraph" style:parent-style-name="Text_20_body" style:next-style-name="Text_20_body" style:list-style-name="" style:master-page-name="">
      <style:paragraph-properties style:page-number="auto" fo:background-color="#cccccc" fo:padding="0.049cm" fo:border-left="0.018cm solid #000000" fo:border-right="none" fo:border-top="0.018cm solid #000000" fo:border-bottom="none" style:shadow="none">
        <style:tab-stops/>
        <style:background-image/>
      </style:paragraph-properties>
    </style:style>
    <style:style style:name="Виза" style:family="paragraph" style:parent-style-name="Заголовок_20_0" style:master-page-name="">
      <style:paragraph-properties fo:margin-left="8.999cm" fo:margin-right="0cm" fo:margin-top="1cm" fo:margin-bottom="0.109cm" fo:text-align="start" style:justify-single-word="false" fo:text-indent="0cm" style:auto-text-indent="false" style:page-number="auto"/>
      <style:text-properties fo:font-size="12pt" fo:font-weight="normal"/>
    </style:style>
    <style:style style:name="Рис." style:family="paragraph" style:parent-style-name="Caption"/>
    <style:style style:name="Шапка" style:family="paragraph" style:parent-style-name="Text_20_body" style:next-style-name="Heading_20_1">
      <style:paragraph-properties fo:margin-left="8.999cm" fo:margin-right="0cm" fo:margin-top="0cm" fo:margin-bottom="2cm" fo:text-indent="0cm" style:auto-text-indent="false"/>
      <style:text-properties fo:font-size="12pt" fo:language="ru" fo:country="RU"/>
    </style:style>
    <style:style style:name="Основной_20_текст_20_Список" style:display-name="Основной текст Список" style:family="paragraph" style:parent-style-name="Text_20_body">
      <style:paragraph-properties fo:margin-top="0cm" fo:margin-bottom="0cm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3z0" style:family="text">
      <style:text-properties style:font-name="Arial1" fo:language="en" fo:country="US" style:font-size-asian="11pt" style:font-name-complex="Arial1"/>
    </style:style>
    <style:style style:name="Numbering_5f_20_5f_Symbols" style:display-name="Numbering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from-left" style:horizontal-rel="paragraph-content" fo:padding="0.15cm" fo:border="0.002cm solid #000000"/>
    </style:style>
    <style:style style:name="штамп_20_ДСП" style:display-name="штамп ДСП" style:family="graphic" style:parent-style-name="Frame">
      <style:graphic-properties svg:width="8.167cm" svg:height="0.833cm" text:anchor-type="paragraph" svg:x="9.333cm" svg:y="-0.335cm" fo:margin-top="0.499cm" fo:margin-bottom="0.499cm" style:wrap="none" style:vertical-pos="from-top" style:vertical-rel="paragraph" style:horizontal-pos="from-left" style:horizontal-rel="paragraph" fo:background-color="#cccccc" style:background-transparency="0%" fo:padding="0.049cm" fo:border="0.035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Основной_20_список" style:display-name="Основной список">
      <text:list-level-style-number text:level="1" text:style-name="Numbering_5f_20_5f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style:num-suffix="." style:num-format="A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duration>PT49M38S</meta:editing-duration>
    <meta:editing-cycles>15</meta:editing-cycles>
    <meta:generator>OpenOffice/4.1.7$Win32 OpenOffice.org_project/417m1$Build-9800</meta:generator>
    <dc:title>i-rs текст пустой без лого</dc:title>
    <meta:creation-date>2015-04-04T00:42:58</meta:creation-date>
    <meta:initial-creator>Алексей Харламенков</meta:initial-creator>
    <meta:printed-by>Алексей Харламенков</meta:printed-by>
    <meta:print-date>2020-03-15T21:27:58</meta:print-date>
    <dc:date>2020-06-12T12:48:35.39</dc:date>
    <meta:document-statistic meta:table-count="4" meta:image-count="0" meta:object-count="0" meta:page-count="3" meta:paragraph-count="6" meta:word-count="6" meta:character-count="46"/>
    <meta:user-defined meta:name="Поле 1"/>
    <meta:user-defined meta:name="Поле 2"/>
    <meta:user-defined meta:name="Поле 3"/>
    <meta:user-defined meta:name="Поле 4"/>
    <meta:template xlink:type="simple" xlink:actuate="onRequest" xlink:title="i-rs текст пустой без лого" xlink:href="../../../../../../../docs/000_шаблоны/000_my/text.ott" meta:date="2015-04-04T00:42:58"/>
  </office:meta>
</office:document-meta>
</file>